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621f" officeooo:paragraph-rsid="001c62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text:is-list-header="true">TP Securité et traitement d’un formulaire</text:h>
      <text:h text:style-name="Heading_20_2" text:outline-level="2">Méthode GET</text:h>
      <text:p text:style-name="P1">1. Dans la barre d'URL du navigateur. Recopier l'URL. Repérer les 3 sous parties</text:p>
      <text:p text:style-name="P1"><text:tab/>* le nom de domaine</text:p>
      <text:p text:style-name="P1"><text:tab/>* le chemin</text:p>
      <text:p text:style-name="P1"><text:tab/>* les paramètres query</text:p>
      <text:p text:style-name="P1"/>
      <text:p text:style-name="P1">2. la connexion vers le site, se fait-elle selon le protocole *http* ou bien *https*? Comment le voit-on?</text:p>
      <text:p text:style-name="P1"/>
      <text:p text:style-name="P1">3. Dans la fenêtre *réseau* du *dev tools*: Repérer les informations du *header* de cette requête: </text:p>
      <text:p text:style-name="P1"><text:tab/>* l'URL </text:p>
      <text:p text:style-name="P1"><text:tab/>* requête: la méthode, le chemin sur le serveur, et la version HTTP: GET /result HTTP/1.1</text:p>
      <text:p text:style-name="P1"/>
      <text:p text:style-name="P1">4. Repérer les informations de la reponse à cette requête</text:p>
      <text:p text:style-name="P1"><text:tab/>* méthode et code de statut</text:p>
      <text:p text:style-name="P1"><text:tab/>* informations sur le contenu du document chargé</text:p>
      <text:p text:style-name="P1"><text:tab/>* les *paramètres query* (Query String Parameters). </text:p>
      <text:p text:style-name="P1"/>
      <text:p text:style-name="P1">5. Recharger la page: le navigateur propose t-il de soumettre à nouveau le contenu du formulaire? Les informations du formulaire sont-elles toujours présentes dans la carte d'identité?</text:p>
      <text:p text:style-name="P1"/>
      <text:p text:style-name="P1">6. Dans l'historique du navigateur: le lien consulté contient-il les Query String Parameters?</text:p>
      <text:p text:style-name="P1"/>
      <text:p text:style-name="P1">7. Ecrire directement, dans la barre d'adresse une requête vers ce serveur en choisissant vous-même vos Query Parameters. Le serveur repond-il à votre requête?</text:p>
      <text:p text:style-name="P1"/>
      <text:p text:style-name="P1"/>
      <text:h text:style-name="Heading_20_2" text:outline-level="2">Méthode POST</text:h>
      <text:p text:style-name="P1">Répondre aux même questions *(qu 1 à 6 de la méthode GET)*.</text:p>
      <text:p text:style-name="P1"/>
      <text:h text:style-name="Heading_20_2" text:outline-level="2">Méthode avec authentification par cookie</text:h>
      <text:p text:style-name="P1">1. Dans les outils réseau du navigateur, chercher l'onglet *cookie*, et lire le contenu. Faire une copie d'écran dans votre document réponse. Comment les informations du formulaire sont-elles écrites? Sous une forme structurée?</text:p>
      <text:p text:style-name="P1"/>
      <text:p text:style-name="P1">2. Recharger la page: le navigateur propose t-il de soumettre à nouveau le contenu du formulaire? Les informations du formulaire sont-elles toujours présentes dans la carte d'identité?</text:p>
      <text:p text:style-name="P1"/>
      <text:p text:style-name="P1">3. Dans un autre onglet du navigateur: saisir l'adresse [<text:a xlink:type="simple" xlink:href="http://resaonline.la-bo.xyz/getcookie%5D(http://resaonline.la-bo.xyz/getcookie)" text:style-name="Internet_20_link" text:visited-style-name="Visited_20_Internet_20_Link">http://resaonline.la-bo.xyz/getcookie](http://resaonline.la-bo.xyz/getcookie)</text:a>.</text:p>
      <text:p text:style-name="P1">Les informations du formulaire sont-elles toujours présentes dans la carte d'identité?</text:p>
      <text:p text:style-name="P1"/>
      <text:p text:style-name="P1">4. Saisir maintenant cette adresse dans un AUTRE navigateur. Les informations du formulaire sont-elles toujours présentes dans la carte d'identité?</text:p>
      <text:p text:style-name="P1"/>
      <text:h text:style-name="Heading_20_2" text:outline-level="2"><text:soft-page-break/>Sécurité sur le Web</text:h>
      <text:p text:style-name="Text_20_body">1. parmi les éléments suivants, quels sont ceux qui sont cryptés lors d'une communication en *https*: </text:p>
      <text:p text:style-name="Text_20_body"/>
      <text:p text:style-name="Text_20_body"><text:tab/>* Domain name</text:p>
      <text:p text:style-name="Text_20_body"><text:tab/>* Request URL (which web page was requested by the client)</text:p>
      <text:p text:style-name="Text_20_body"><text:tab/>* Website content</text:p>
      <text:p text:style-name="Text_20_body"><text:tab/>* Query parameters</text:p>
      <text:p text:style-name="Text_20_body"><text:tab/>* Headers</text:p>
      <text:p text:style-name="Text_20_body"><text:tab/>* Cookies</text:p>
      <text:p text:style-name="Text_20_body"/>
      <text:p text:style-name="Text_20_body">2. Si votre échange avec le serveur est en *https*. Est-ce une bonne idée d'échanger des informations personnelles par la méthode GET si le site internet ne propose que la méthode GET? Pourquoi?</text:p>
      <text:p text:style-name="Text_20_body">3. Conclure: Quels conseils peut-on donner à un utilisateur qui navigue et fait des achats sur le net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7:42:18.754016338</meta:creation-date>
    <dc:date>2023-12-12T17:50:53.448849959</dc:date>
    <meta:editing-duration>PT8M35S</meta:editing-duration>
    <meta:editing-cycles>1</meta:editing-cycles>
    <meta:document-statistic meta:table-count="0" meta:image-count="0" meta:object-count="0" meta:page-count="2" meta:paragraph-count="35" meta:word-count="396" meta:character-count="2550" meta:non-whitespace-character-count="2171"/>
    <meta:generator>LibreOffice/7.6.0.3$MacOSX_X86_64 LibreOffice_project/69edd8b8ebc41d00b4de3915dc82f8f0fc3b6265</meta:generator>
  </office:meta>
</office:document-meta>
</file>